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9.66cm" svg:x="1.508cm" svg:y="18.64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18.161cm" svg:height="6.604cm" svg:x="1.508cm" svg:y="11.92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8.161cm" svg:height="4.572cm" svg:x="1.508cm" svg:y="7.096cm">
          <text:p/>
          <draw:enhanced-geometry svg:viewBox="0 0 21600 21600" draw:glue-points="10800 0 0 10800 10800 21600 21600 10800" draw:text-areas="?f4 ?f6 ?f5 ?f7" draw:extrusion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1" draw:id="id1" draw:layer="layout" svg:width="5.461cm" svg:height="2.413cm" svg:x="1.635cm" svg:y="3.921cm">
          <text:p text:style-name="P1">data/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xml:id="id2" draw:id="id2" draw:layer="layout" svg:width="5.334cm" svg:height="1.651cm" svg:x="10.271cm" svg:y="3.794cm">
          <text:p text:style-name="P1">modele.urdf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draw:type="lines" svg:x1="7.096cm" svg:y1="5.128cm" svg:x2="10.271cm" svg:y2="4.619cm" draw:start-shape="id1" draw:start-glue-point="7" draw:end-shape="id2" svg:d="M7096 5128h501l2173-509h501" svg:viewBox="0 0 3176 510">
          <text:p/>
        </draw:connector>
        <draw:custom-shape draw:style-name="gr3" draw:text-style-name="P1" xml:id="id4" draw:id="id4" draw:layer="layout" svg:width="9.525cm" svg:height="2.667cm" svg:x="1.889cm" svg:y="7.858cm">
          <text:p text:style-name="P1">classes C++ <text:span text:style-name="T1">modele_urdf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xml:id="id3" draw:id="id3" draw:layer="layout" svg:width="5.334cm" svg:height="2.413cm" svg:x="13.446cm" svg:y="7.858cm">
          <text:p text:style-name="P1">urdf_par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s" svg:x1="15.605cm" svg:y1="4.62cm" svg:x2="16.113cm" svg:y2="7.858cm" draw:start-shape="id2" draw:start-glue-point="7" draw:end-shape="id3" svg:d="M15605 4620h502l6 2736v502" svg:viewBox="0 0 509 3239">
          <text:p/>
        </draw:connector>
        <draw:connector draw:style-name="gr4" draw:text-style-name="P1" draw:layer="layout" draw:type="lines" svg:x1="13.446cm" svg:y1="9.064cm" svg:x2="11.414cm" svg:y2="9.191cm" draw:start-shape="id3" draw:end-shape="id4" svg:d="M13446 9064h-501l-1030 127h-501" svg:viewBox="0 0 2033 128">
          <text:p/>
        </draw:connector>
        <draw:custom-shape draw:style-name="gr3" draw:text-style-name="P1" xml:id="id5" draw:id="id5" draw:layer="layout" svg:width="7.747cm" svg:height="2.54cm" svg:x="2.397cm" svg:y="12.938cm">
          <text:p text:style-name="P1">metapodfromur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s" svg:x1="6.651cm" svg:y1="10.525cm" svg:x2="6.271cm" svg:y2="12.938cm" draw:start-shape="id4" draw:start-glue-point="2" draw:end-shape="id5" draw:end-glue-point="4" svg:d="M6651 10525v501l-380 1411v501" svg:viewBox="0 0 381 2414">
          <text:p/>
        </draw:connector>
        <draw:custom-shape draw:style-name="gr3" draw:text-style-name="P1" xml:id="id6" draw:id="id6" draw:layer="layout" svg:width="4.953cm" svg:height="2.54cm" svg:x="13.446cm" svg:y="12.938cm">
          <text:p text:style-name="P1">robotbuil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144cm" svg:y1="14.208cm" svg:x2="13.446cm" svg:y2="14.208cm" draw:start-shape="id5" draw:start-glue-point="7" draw:end-shape="id6" draw:end-glue-point="5" svg:d="M10144 14208h3302" svg:viewBox="0 0 3303 1">
          <text:p/>
        </draw:connector>
        <draw:custom-shape draw:style-name="gr3" draw:text-style-name="P1" xml:id="id7" draw:id="id7" draw:layer="layout" svg:width="5.334cm" svg:height="1.651cm" svg:x="3.633cm" svg:y="16.398cm">
          <text:p text:style-name="P1">model.hh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8" draw:id="id8" draw:layer="layout" svg:width="8.509cm" svg:height="3.556cm" svg:x="1.762cm" svg:y="19.542cm">
          <text:p text:style-name="P2">classe templatée C++</text:p>
          <text:p text:style-name="P2"><text:span text:style-name="T1">&lt; &gt;modele</text:span></text:p>
          <text:p text:style-name="P2">(spécifique à un robot)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lines" svg:x1="6.3cm" svg:y1="17.952cm" svg:x2="6.016cm" svg:y2="19.542cm" draw:start-shape="id7" draw:start-glue-point="6" draw:end-shape="id8" svg:d="M6300 17952v598l-284 491v501" svg:viewBox="0 0 285 1591">
          <text:p/>
        </draw:connector>
        <draw:connector draw:style-name="gr4" draw:text-style-name="P1" draw:layer="layout" draw:type="lines" svg:x1="6.271cm" svg:y1="15.478cm" svg:x2="6.3cm" svg:y2="16.398cm" draw:start-shape="id5" draw:start-glue-point="6" draw:end-shape="id7" draw:end-glue-point="4" svg:d="M6271 15478v502l29-84v502" svg:viewBox="0 0 30 921">
          <text:p/>
        </draw:connector>
        <draw:custom-shape draw:style-name="gr3" draw:text-style-name="P2" xml:id="id10" draw:id="id10" draw:layer="layout" svg:width="7.874cm" svg:height="3.556cm" svg:x="10.906cm" svg:y="19.542cm">
          <text:p text:style-name="P2">Algorithmes </text:p>
          <text:p text:style-name="P2">et Outils génériques</text:p>
          <text:p text:style-name="P2">Structures </text:p>
          <text:p text:style-name="P2">templatées C++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2" xml:id="id9" draw:id="id9" draw:layer="layout" svg:width="7.874cm" svg:height="3.556cm" svg:x="6.468cm" svg:y="24.21cm">
          <text:p text:style-name="P2">Algorithmes </text:p>
          <text:p text:style-name="P2">et Outils optimisés</text:p>
          <text:p text:style-name="P2">Structures C++</text:p>
          <text:p text:style-name="P2">instancié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curve" draw:line-skew="0cm -0.842cm" svg:x1="6.016cm" svg:y1="23.098cm" svg:x2="6.468cm" svg:y2="25.988cm" draw:start-shape="id8" draw:start-glue-point="2" draw:end-shape="id9" draw:end-glue-point="3" svg:d="M6016 23098c0 835-446 695-836 1209s-726 1681 1288 1681" svg:viewBox="0 0 1584 2891">
          <text:p/>
        </draw:connector>
        <draw:connector draw:style-name="gr4" draw:text-style-name="P1" draw:layer="layout" draw:type="curve" draw:line-skew="0cm 0.954cm" svg:x1="14.843cm" svg:y1="23.098cm" svg:x2="14.342cm" svg:y2="25.988cm" draw:start-shape="id10" draw:start-glue-point="2" draw:end-shape="id9" draw:end-glue-point="1" svg:d="M14843 23098c0 835 478 695 899 1209s784 1681-1400 1681" svg:viewBox="0 0 1719 2891">
          <text:p/>
        </draw:connector>
        <draw:custom-shape draw:style-name="gr6" draw:text-style-name="P1" draw:layer="layout" svg:width="8.255cm" svg:height="0.635cm" svg:x="6.715cm" svg:y="11.922cm">
          <text:p text:style-name="P1">1° phase de compil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255cm" svg:height="0.635cm" svg:x="6.461cm" svg:y="18.653cm">
          <text:p text:style-name="P1">2° phase de compil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9T01:23:24.355064549</meta:creation-date>
    <dc:date>2014-09-09T02:10:43.229235874</dc:date>
    <meta:editing-duration>PT31M55S</meta:editing-duration>
    <meta:editing-cycles>8</meta:editing-cycles>
    <meta:generator>LibreOffice/4.2.3.3$Linux_X86_64 LibreOffice_project/420m0$Build-3</meta:generator>
    <meta:document-statistic meta:object-count="24"/>
  </office:meta>
</office:document-meta>
</file>